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f2b7" officeooo:paragraph-rsid="000cf2b7"/>
    </style:style>
    <style:style style:name="P2" style:family="paragraph" style:parent-style-name="Standard">
      <style:text-properties officeooo:rsid="000d566b" officeooo:paragraph-rsid="000d566b"/>
    </style:style>
    <style:style style:name="P3" style:family="paragraph" style:parent-style-name="Standard">
      <style:text-properties officeooo:rsid="000d566b" officeooo:paragraph-rsid="000db56f"/>
    </style:style>
    <style:style style:name="P4" style:family="paragraph" style:parent-style-name="Standard">
      <style:text-properties officeooo:rsid="000d5dd3" officeooo:paragraph-rsid="000d5dd3"/>
    </style:style>
    <style:style style:name="P5" style:family="paragraph" style:parent-style-name="Standard">
      <style:text-properties officeooo:rsid="000d5dd3" officeooo:paragraph-rsid="000eb22c"/>
    </style:style>
    <style:style style:name="P6" style:family="paragraph" style:parent-style-name="Standard">
      <style:text-properties officeooo:rsid="000db56f" officeooo:paragraph-rsid="000db56f"/>
    </style:style>
    <style:style style:name="P7" style:family="paragraph" style:parent-style-name="Standard">
      <style:text-properties officeooo:rsid="000eb22c" officeooo:paragraph-rsid="000eb22c"/>
    </style:style>
    <style:style style:name="T1" style:family="text">
      <style:text-properties officeooo:rsid="000d566b"/>
    </style:style>
    <style:style style:name="T2" style:family="text">
      <style:text-properties officeooo:rsid="000db56f"/>
    </style:style>
    <style:style style:name="T3" style:family="text">
      <style:text-properties officeooo:rsid="000eb2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</text:span>Trello, qu’est-ce que c’est ? </text:p>
      <text:p text:style-name="P3">Un outil de travail collaboratif, <text:span text:style-name="T2">mais pas que</text:span>. Il y a plein de manières de l’utiliser. </text:p>
      <text:p text:style-name="P3">C’est-<text:span text:style-name="T2">à-dire que c’est</text:span> un peu comme git, c’est déjà super utile quand on travaille seul mais ça devient surtout intéressant quand on est à plusieurs. </text:p>
      <text:p text:style-name="P3"><text:span text:style-name="T2">Je dis ça parce que mon conseil à tout le monde c’est de commencer à l(utiliser tout seul dès que possible pour comprendre à quoi ça peut servir en mode collaboratif. </text:span></text:p>
      <text:p text:style-name="P2"/>
      <text:p text:style-name="P2">2. Trello, ça sert à quoi ?</text:p>
      <text:p text:style-name="P2">En un coup d’oeil, savoir qui fait quoi, et ce qu’il reste à faire</text:p>
      <text:p text:style-name="P2">Rassembler toutes les informations nécessaires au même endroit </text:p>
      <text:p text:style-name="P2">Dépolluer les messageries, boîtes mail, etc...</text:p>
      <text:p text:style-name="P1"/>
      <text:p text:style-name="P2">3. Concrètement, ça fonctionne comment ?</text:p>
      <text:p text:style-name="P1">Tableau = espace de travail </text:p>
      <text:p text:style-name="P2">Colonne = liste </text:p>
      <text:p text:style-name="P1">Carte = tâche </text:p>
      <text:p text:style-name="P2">Equipe = groupe de travail (le plus large possible =&gt; toutes les personnes concernées) </text:p>
      <text:p text:style-name="P2"/>
      <text:p text:style-name="P4">4. Les listes peuvent être organisées de plein de manières différentes</text:p>
      <text:p text:style-name="P4"><text:span text:style-name="T1">- étapes </text:span>dans une tâche complexe</text:p>
      <text:p text:style-name="P4"><text:span text:style-name="T1">- catégories </text:span>d’actions à réaliser </text:p>
      <text:p text:style-name="P4">- personnes (quoi qu’il y a d’autres outils qui permettent d’assigner des tâches à des personnes)</text:p>
      <text:p text:style-name="P1"/>
      <text:p text:style-name="P4">5. On ajoute des cartes dans les listes correspondantes</text:p>
      <text:p text:style-name="P4"/>
      <text:p text:style-name="P4">6. On peut ensuite les déplacer avec un simple drag-and-drop.</text:p>
      <text:p text:style-name="P4"/>
      <text:p text:style-name="P4">7. On les organise comme on veut.</text:p>
      <text:p text:style-name="P4"/>
      <text:p text:style-name="P4">8. Quand on clique sur la carte, on peut y ajouter plein d’informations utiles, uneéchéance, des commentaires, des pièces-jointes, même des checklists (donc une carte peut être elle-même une liste de tâches).</text:p>
      <text:p text:style-name="P4"/>
      <text:p text:style-name="P4">9. Là on arrive dans la partie collaborative, <text:span text:style-name="T3">je vous montrerai sur le site comment on crée une équipe mais c’est tout simple. </text:span></text:p>
      <text:p text:style-name="P4"/>
      <text:p text:style-name="P4">10. Trello permet donc de voir où en sont les autres membres de l’équipe</text:p>
      <text:p text:style-name="P4"/>
      <text:p text:style-name="P4">11. Ca permet également de savoir qui travaille sur quelle tâche</text:p>
      <text:p text:style-name="P4"/>
      <text:p text:style-name="P4">12. Là où ça devient vraiment intéressant c’est avec les power-ups. Comme ils disent sur leur site, ça transforme les tableaux en les cartes en mini-applications. <text:span text:style-name="T2">Il y en a pour tout, par exemple un agenda, une intégration google drive, même une intégration github. Il y a un moteur de recherche, des suggestions, enfin c’est très bien foutu. </text:span></text:p>
      <text:p text:style-name="P4"/>
      <text:p text:style-name="P6">13. On peut s’en servir pour toutes les dimensions de la vie.</text:p>
      <text:p text:style-name="P6"/>
      <text:p text:style-name="P6">14. Et faire tout un tas d’équipes différentes.</text:p>
      <text:p text:style-name="P6"/>
      <text:p text:style-name="P6">15. Le modèle gratuit est déjà super ouvert mais évidemment il y a des fonctionnalités supplémentaires qu’on peut débloquer avec un abonnement.</text:p>
      <text:p text:style-name="P6"/>
      <text:p text:style-name="P6"><text:soft-page-break/>16. Evidemment c’est synchronisé puisque c’est en ligne.</text:p>
      <text:p text:style-name="P6"/>
      <text:p text:style-name="P6">17. Teams permet d’avoir sous les yeux une série de modèles de tableaux préremplis selon le type d’équipe qu’on veut former. Il y en a vraiment beaucoup et perso je n’ai pas encore exploré ces modèles mais ça peut servir d’inspiration.</text:p>
      <text:p text:style-name="P7">Guide c’est le tuto complet de l’appli. </text:p>
      <text:p text:style-name="P7"/>
      <text:p text:style-name="P7">Voilà donc en résumé, Trello c’est un outil qui peut devenir super puissant si on y met un peu de temps et d’effort,<text:span text:style-name="T2"> donc je vous encourage vraiment, comme je vais le faire, à commencer à l’utiliser dès maintenant pour </text:span>bien <text:span text:style-name="T2">assimiler les bases et être au taquet quand on aura besoin d’en tirer le maximum. </text:span></text:p>
      <text:p text:style-name="P5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1:35:17.012560185</meta:creation-date>
    <dc:date>2020-09-01T13:02:27.165857108</dc:date>
    <meta:editing-duration>PT5M28S</meta:editing-duration>
    <meta:editing-cycles>1</meta:editing-cycles>
    <meta:document-statistic meta:table-count="0" meta:image-count="0" meta:object-count="0" meta:page-count="2" meta:paragraph-count="32" meta:word-count="500" meta:character-count="2909" meta:non-whitespace-character-count="2427"/>
    <meta:generator>LibreOffice/6.0.7.3$Linux_X86_64 LibreOffice_project/00m0$Build-3</meta:generator>
  </office:meta>
</office:document-meta>
</file>